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ccffff" draw:textarea-horizontal-align="center" draw:textarea-vertical-align="middle"/>
    </style:style>
    <style:style style:name="gr3" style:family="graphic" style:parent-style-name="standard">
      <style:graphic-properties draw:fill="solid" draw:fill-color="#99ccff" draw:textarea-horizontal-align="center" draw:textarea-vertical-align="middle"/>
    </style:style>
    <style:style style:name="gr4" style:family="graphic" style:parent-style-name="standard">
      <style:graphic-properties draw:marker-start="" draw:marker-end="Arrow" draw:fill="solid" draw:fill-color="#ccffff" draw:textarea-horizontal-align="center" draw:textarea-vertical-align="middle"/>
    </style:style>
    <style:style style:name="gr5" style:family="graphic" style:parent-style-name="standard">
      <style:graphic-properties draw:marker-start="Arrow" draw:marker-end="Стили_20_стрелок_20_1" draw:fill="solid" draw:fill-color="#ccffff"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left" draw:textarea-vertical-align="top" draw:auto-grow-height="false"/>
    </style:style>
    <style:style style:name="gr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start="Arrow" draw:marker-start-width="0.3cm" draw:marker-end="Arrow" draw:marker-end-width="0.3cm" draw:textarea-horizontal-align="center"/>
    </style:style>
    <style:style style:name="gr11" style:family="graphic" style:parent-style-name="standard">
      <style:graphic-properties draw:marker-end="Arrow" draw:marker-end-width="0.3cm" draw:textarea-horizontal-align="center"/>
    </style:style>
    <style:style style:name="gr12" style:family="graphic" style:parent-style-name="standard">
      <style:graphic-properties draw:marker-start="Arrow" draw:marker-start-width="0.3cm" draw:marker-end="Arrow" draw:marker-end-width="0.3cm" draw:textarea-horizontal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2" draw:layer="layout" svg:width="4.178cm" svg:height="3.462cm" svg:x="13.364cm" svg:y="9.181cm">
          <text:p text:style-name="P1"><text:span text:style-name="T1">JAVA</text:span></text:p>
        </draw:rect>
        <draw:ellipse draw:style-name="gr1" draw:text-style-name="P2" draw:layer="layout" svg:width="2.786cm" svg:height="0.98cm" svg:x="3.018cm" svg:y="8.25cm">
          <text:p text:style-name="P1"><text:span text:style-name="T1">UML-модели</text:span></text:p>
        </draw:ellipse>
        <draw:ellipse draw:style-name="gr2" draw:text-style-name="P2" draw:layer="layout" svg:width="2.86cm" svg:height="0.867cm" svg:x="14cm" svg:y="11.5cm">
          <text:p text:style-name="P1"><text:span text:style-name="T1">Annotations</text:span></text:p>
        </draw:ellipse>
        <draw:ellipse draw:style-name="gr1" draw:text-style-name="P2" draw:layer="layout" svg:width="2.786cm" svg:height="0.98cm" svg:x="2.437cm" svg:y="9.52cm">
          <text:p text:style-name="P1"><text:span text:style-name="T1">XML-схемы</text:span></text:p>
        </draw:ellipse>
        <draw:ellipse draw:style-name="gr1" draw:text-style-name="P2" draw:layer="layout" svg:width="3.574cm" svg:height="0.98cm" svg:x="1.574cm" svg:y="10.971cm">
          <text:p text:style-name="P1"><text:span text:style-name="T1">Реляционные БД</text:span></text:p>
        </draw:ellipse>
        <draw:ellipse draw:style-name="gr3" draw:text-style-name="P2" draw:layer="layout" svg:width="3.142cm" svg:height="0.83cm" svg:x="2.351cm" svg:y="12.256cm">
          <text:p text:style-name="P1"><text:span text:style-name="T1">…</text:span></text:p>
        </draw:ellipse>
        <draw:line draw:style-name="gr4" draw:text-style-name="P2" draw:layer="layout" svg:x1="7.592cm" svg:y1="11.159cm" svg:x2="5.177cm" svg:y2="11.475cm">
          <text:p/>
        </draw:line>
        <draw:line draw:style-name="gr5" draw:text-style-name="P2" draw:layer="layout" svg:x1="5.234cm" svg:y1="9.98cm" svg:x2="7.621cm" svg:y2="10.44cm">
          <text:p/>
        </draw:line>
        <draw:line draw:style-name="gr5" draw:text-style-name="P2" draw:layer="layout" svg:x1="5.665cm" svg:y1="8.887cm" svg:x2="7.679cm" svg:y2="9.807cm">
          <text:p/>
        </draw:line>
        <draw:line draw:style-name="gr5" draw:text-style-name="P2" draw:layer="layout" svg:x1="7.65cm" svg:y1="12.05cm" svg:x2="5.464cm" svg:y2="12.482cm">
          <text:p/>
        </draw:line>
        <draw:line draw:style-name="gr5" draw:text-style-name="P2" draw:layer="layout" svg:x1="11.5cm" svg:y1="10.817cm" svg:x2="13.371cm" svg:y2="10.806cm">
          <text:p/>
        </draw:line>
        <draw:custom-shape draw:style-name="gr6" draw:text-style-name="P1" draw:layer="layout" svg:width="3.911cm" svg:height="3.307cm" svg:x="7.622cm" svg:y="9.261cm">
          <text:p text:style-name="P1">E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Обычный">
        <draw:g>
          <draw:custom-shape draw:style-name="gr6" draw:text-style-name="P1" draw:layer="layout" svg:width="3.249cm" svg:height="2.244cm" svg:x="8.571cm" svg:y="2.39cm">
            <text:p text:style-name="P1">Документ</text:p>
            <text:p text:style-name="P1">XML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7" draw:text-style-name="P1" draw:layer="layout" svg:width="5.541cm" svg:height="4.311cm" svg:x="2.042cm" svg:y="1.556cm">
            <text:p text:style-name="P1">Портал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1" draw:layer="layout" svg:width="2.788cm" svg:height="3.025cm" svg:x="4.091cm" svg:y="2.412cm">
            <text:p text:style-name="P1"/>
            <text:p text:style-name="P1">БД</text:p>
            <text:p text:style-name="P1">Портала</text:p>
            <text:p text:style-name="P1"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7" draw:text-style-name="P1" draw:layer="layout" svg:width="6.067cm" svg:height="8.223cm" svg:x="12.567cm" svg:y="1.498cm">
            <text:p text:style-name="P1">Редактор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1" draw:layer="layout" svg:width="2.48cm" svg:height="2.268cm" svg:x="14.138cm" svg:y="2.481cm">
            <text:p text:style-name="P1">Объект</text:p>
            <text:p text:style-name="P1">EMF</text:p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6" draw:text-style-name="P1" draw:layer="layout" svg:width="3.733cm" svg:height="3.897cm" svg:x="13.598cm" svg:y="5.535cm">
            <text:p text:style-name="P1">Временная</text:p>
            <text:p text:style-name="P1">БД</text:p>
            <text:p text:style-name="P1">Редактора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line draw:style-name="gr8" draw:text-style-name="P1" draw:layer="layout" svg:x1="7.592cm" svg:y1="3.739cm" svg:x2="8.541cm" svg:y2="3.739cm">
            <text:p/>
          </draw:line>
          <draw:line draw:style-name="gr8" draw:text-style-name="P1" draw:layer="layout" svg:x1="11.849cm" svg:y1="3.538cm" svg:x2="14.149cm" svg:y2="3.538cm">
            <text:p/>
          </draw:line>
          <draw:line draw:style-name="gr8" draw:text-style-name="P1" draw:layer="layout" svg:x1="15.472cm" svg:y1="4.659cm" svg:x2="15.53cm" svg:y2="5.723cm">
            <text:p/>
          </draw:line>
        </draw:g>
      </draw:page>
      <draw:page draw:name="page3" draw:style-name="dp1" draw:master-page-name="Обычный">
        <draw:custom-shape draw:style-name="gr6" draw:text-style-name="P1" draw:layer="layout" svg:width="3.249cm" svg:height="2.244cm" svg:x="3.565cm" svg:y="12.956cm">
          <text:p text:style-name="P1">Документ</text:p>
          <text:p text:style-name="P1">XML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7" draw:text-style-name="P1" draw:layer="layout" svg:width="17.146cm" svg:height="4.311cm" svg:x="1.593cm" svg:y="7.194cm">
            <text:p text:style-name="P1">Портал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1" draw:layer="layout" svg:width="2.788cm" svg:height="3.025cm" svg:x="3.765cm" svg:y="8.075cm">
            <text:p text:style-name="P1"/>
            <text:p text:style-name="P1">БД</text:p>
            <text:p text:style-name="P1">Портала</text:p>
            <text:p text:style-name="P1"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ustom-shape draw:style-name="gr7" draw:text-style-name="P1" draw:layer="layout" svg:width="17.234cm" svg:height="11.701cm" svg:x="1.615cm" svg:y="16.507cm">
          <text:p text:style-name="P1">Редактор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2.48cm" svg:height="2.268cm" svg:x="9.321cm" svg:y="18.218cm">
          <text:p text:style-name="P1">Объект</text:p>
          <text:p text:style-name="P1">EMF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3.733cm" svg:height="3.897cm" svg:x="3.022cm" svg:y="22.985cm">
          <text:p text:style-name="P1">Временная</text:p>
          <text:p text:style-name="P1">БД</text:p>
          <text:p text:style-name="P1">Редактора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" draw:layer="layout" svg:width="5.37cm" svg:height="4.592cm" svg:x="2.133cm" svg:y="17.803cm">
          <text:p text:style-name="P1">Модули</text:p>
          <text:p text:style-name="P1">взаимодействия </text:p>
          <text:p text:style-name="P1">с БД </text:p>
          <text:p text:style-name="P1">портала и </text:p>
          <text:p text:style-name="P1">предварительной </text:p>
          <text:p text:style-name="P1">подготовки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5.37cm" svg:height="3.061cm" svg:x="8.073cm" svg:y="23.563cm">
          <text:p text:style-name="P1">Модуль</text:p>
          <text:p text:style-name="P1">взаимодействия </text:p>
          <text:p text:style-name="P1">со временной</text:p>
          <text:p text:style-name="P1">БД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5.37cm" svg:height="3.061cm" svg:x="12.716cm" svg:y="17.883cm">
          <text:p text:style-name="P1">Модуль</text:p>
          <text:p text:style-name="P1">редактирования</text:p>
          <text:p text:style-name="P1"><text:s/>и валидации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8" draw:text-style-name="P1" draw:layer="layout" svg:x1="5.301cm" svg:y1="12.944cm" svg:x2="5.301cm" svg:y2="11.543cm">
          <text:p/>
        </draw:line>
        <draw:line draw:style-name="gr8" draw:text-style-name="P1" draw:layer="layout" svg:x1="5.26cm" svg:y1="15.068cm" svg:x2="5.26cm" svg:y2="17.811cm">
          <text:p/>
        </draw:line>
        <draw:line draw:style-name="gr8" draw:text-style-name="P1" draw:layer="layout" svg:x1="9.355cm" svg:y1="19.395cm" svg:x2="7.551cm" svg:y2="19.392cm">
          <text:p/>
        </draw:line>
        <draw:line draw:style-name="gr8" draw:text-style-name="P1" draw:layer="layout" svg:x1="10.465cm" svg:y1="20.505cm" svg:x2="10.465cm" svg:y2="23.576cm">
          <text:p/>
        </draw:line>
        <draw:line draw:style-name="gr8" draw:text-style-name="P1" draw:layer="layout" svg:x1="8.103cm" svg:y1="25.136cm" svg:x2="6.756cm" svg:y2="25.136cm">
          <text:p/>
        </draw:line>
        <draw:line draw:style-name="gr8" draw:text-style-name="P1" draw:layer="layout" svg:x1="11.741cm" svg:y1="19.419cm" svg:x2="12.709cm" svg:y2="19.419cm">
          <text:p/>
        </draw:line>
        <draw:line draw:style-name="gr9" draw:text-style-name="P1" draw:layer="layout" svg:x1="15.359cm" svg:y1="20.94cm" svg:x2="15.359cm" svg:y2="25.909cm">
          <text:p text:style-name="P1">К клиенту...</text:p>
        </draw:line>
      </draw:page>
      <draw:page draw:name="page4" draw:style-name="dp1" draw:master-page-name="Обычный">
        <draw:custom-shape draw:style-name="gr6" draw:text-style-name="P1" draw:layer="layout" svg:width="4.197cm" svg:height="2.773cm" svg:x="4.351cm" svg:y="12.161cm">
          <text:p text:style-name="P1">Модуль</text:p>
          <text:p text:style-name="P1">точки</text:p>
          <text:p text:style-name="P1">входа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4.299cm" svg:height="2.925cm" svg:x="10.304cm" svg:y="12.136cm">
          <text:p text:style-name="P1">Модуль</text:p>
          <text:p text:style-name="P1">привязки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4.096cm" svg:height="3.231cm" svg:x="10.177cm" svg:y="16.384cm">
          <text:p text:style-name="P1">Модуль</text:p>
          <text:p text:style-name="P1">отрисовки </text:p>
          <text:p text:style-name="P1">страниц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6" draw:text-style-name="P1" draw:layer="layout" svg:width="4.197cm" svg:height="2.901cm" svg:x="4.376cm" svg:y="16.638cm">
          <text:p text:style-name="P1">Модуль</text:p>
          <text:p text:style-name="P1">логики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8.574cm" svg:y1="17.987cm" svg:x2="10.151cm" svg:y2="17.987cm">
          <text:p/>
        </draw:line>
        <draw:line draw:style-name="gr10" draw:text-style-name="P1" draw:layer="layout" svg:x1="12.237cm" svg:y1="15.01cm" svg:x2="12.237cm" svg:y2="16.384cm">
          <text:p/>
        </draw:line>
        <draw:line draw:style-name="gr11" draw:text-style-name="P1" draw:layer="layout" svg:x1="8.548cm" svg:y1="13.56cm" svg:x2="10.278cm" svg:y2="13.56cm">
          <text:p/>
        </draw:line>
        <draw:line draw:style-name="gr12" draw:text-style-name="P1" draw:layer="layout" svg:x1="14.629cm" svg:y1="13.586cm" svg:x2="18.725cm" svg:y2="13.611cm">
          <text:p text:style-name="P1">К серверу...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Стили_20_стрелок_20_1" draw:display-name="Стили стрелок 1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fill-image-width="0cm" draw:fill-image-height="0cm" draw:textarea-vertical-align="middle" fo:padding-top="0.125cm" fo:padding-bottom="0.125cm" fo:padding-left="0.25cm" fo:padding-right="0.25cm" draw:shadow="hidden" draw:shadow-offset-x="0.3cm" draw:shadow-offset-y="0.3cm" draw:shadow-color="#808080" draw:measure-vertical-align="center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eav eav</meta:initial-creator>
    <meta:creation-date>2009-01-20T11:41:23.83</meta:creation-date>
    <meta:generator>OpenOffice.org/3.0$Win32 OpenOffice.org_project/300m9$Build-9358</meta:generator>
    <dc:date>2009-01-20T13:51:39.97</dc:date>
    <dc:creator>eav eav</dc:creator>
    <meta:editing-duration>PT01H06M55S</meta:editing-duration>
    <meta:editing-cycles>50</meta:editing-cycles>
    <meta:document-statistic meta:object-count="47"/>
    <meta:user-defined meta:name="Поле 1"/>
    <meta:user-defined meta:name="Поле 2"/>
    <meta:user-defined meta:name="Поле 3"/>
    <meta:user-defined meta:name="Поле 4"/>
  </office:meta>
</office:document-meta>
</file>